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6600ff" draw:fill-color="#ffffff" draw:textarea-horizontal-align="justify" draw:textarea-vertical-align="middle" draw:auto-grow-height="false" fo:min-height="3.28cm" fo:min-width="13.761cm"/>
    </style:style>
    <style:style style:name="gr2" style:family="graphic" style:parent-style-name="standard">
      <style:graphic-properties svg:stroke-color="#6600ff" draw:fill-color="#ffffff" draw:textarea-horizontal-align="justify" draw:textarea-vertical-align="middle" draw:auto-grow-height="false" fo:min-height="3.28cm" fo:min-width="13.831cm"/>
    </style:style>
    <style:style style:name="gr3" style:family="graphic" style:parent-style-name="standard">
      <style:graphic-properties svg:stroke-color="#6600ff" draw:fill-color="#ffffff" draw:textarea-horizontal-align="justify" draw:textarea-vertical-align="middle" draw:auto-grow-height="false" fo:min-height="3.28cm" fo:min-width="13.832cm"/>
    </style:style>
    <style:style style:name="gr4" style:family="graphic" style:parent-style-name="standard">
      <style:graphic-properties svg:stroke-color="#6600ff" draw:fill-color="#ffffff" draw:textarea-horizontal-align="justify" draw:textarea-vertical-align="middle" draw:auto-grow-height="false" fo:min-height="15.847cm" fo:min-width="13.781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.574cm" fo:min-width="9.525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303cm" fo:min-width="3.454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2.574cm" fo:min-width="4.019cm"/>
    </style:style>
    <style:style style:name="gr8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5.822cm" fo:min-width="9.455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2-Draw">
        <draw:custom-shape draw:style-name="gr1" draw:text-style-name="P1" draw:layer="layout" svg:width="14.261cm" svg:height="3.53cm" svg:x="18.579cm" svg:y="25.4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.331cm" svg:height="3.53cm" svg:x="18.509cm" svg:y="29.45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.332cm" svg:height="3.53cm" svg:x="18.508cm" svg:y="33.40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4.261cm" svg:height="3.53cm" svg:x="18.579cm" svg:y="21.54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4.281cm" svg:height="16.097cm" svg:x="18.559cm" svg:y="2.17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10.025cm" svg:height="2.824cm" svg:x="6.718cm" svg:y="8.8cm">
          <text:p text:style-name="P2">SingleAlgorithmExperimenter</text:p>
          <draw:enhanced-geometry svg:viewBox="0 0 21600 21600" draw:type="rectangle" draw:enhanced-path="M 0 0 L 21600 0 21600 21600 0 21600 0 0 Z N"/>
        </draw:custom-shape>
        <draw:custom-shape draw:style-name="gr6" draw:text-style-name="P1" xml:id="id7" draw:id="id7" draw:layer="layout" svg:width="3.954cm" svg:height="1.553cm" svg:x="26.979cm" svg:y="3.259cm">
          <text:p text:style-name="P2">Config</text:p>
          <draw:enhanced-geometry svg:viewBox="0 0 21600 21600" draw:type="rectangle" draw:enhanced-path="M 0 0 L 21600 0 21600 21600 0 21600 0 0 Z N"/>
        </draw:custom-shape>
        <draw:custom-shape draw:style-name="gr6" draw:text-style-name="P1" xml:id="id8" draw:id="id8" draw:layer="layout" svg:width="3.954cm" svg:height="1.553cm" svg:x="26.979cm" svg:y="5.787cm">
          <text:p text:style-name="P2">Config</text:p>
          <draw:enhanced-geometry svg:viewBox="0 0 21600 21600" draw:type="rectangle" draw:enhanced-path="M 0 0 L 21600 0 21600 21600 0 21600 0 0 Z N"/>
        </draw:custom-shape>
        <draw:custom-shape draw:style-name="gr6" draw:text-style-name="P1" xml:id="id9" draw:id="id9" draw:layer="layout" svg:width="3.954cm" svg:height="1.553cm" svg:x="26.979cm" svg:y="8.315cm">
          <text:p text:style-name="P2">Config</text:p>
          <draw:enhanced-geometry svg:viewBox="0 0 21600 21600" draw:type="rectangle" draw:enhanced-path="M 0 0 L 21600 0 21600 21600 0 21600 0 0 Z N"/>
        </draw:custom-shape>
        <draw:custom-shape draw:style-name="gr6" draw:text-style-name="P1" xml:id="id10" draw:id="id10" draw:layer="layout" svg:width="3.954cm" svg:height="1.553cm" svg:x="26.979cm" svg:y="10.842cm">
          <text:p text:style-name="P2">Config</text:p>
          <draw:enhanced-geometry svg:viewBox="0 0 21600 21600" draw:type="rectangle" draw:enhanced-path="M 0 0 L 21600 0 21600 21600 0 21600 0 0 Z N"/>
        </draw:custom-shape>
        <draw:custom-shape draw:style-name="gr6" draw:text-style-name="P1" xml:id="id11" draw:id="id11" draw:layer="layout" svg:width="3.954cm" svg:height="1.553cm" svg:x="26.979cm" svg:y="13.37cm">
          <text:p text:style-name="P2">Config</text:p>
          <draw:enhanced-geometry svg:viewBox="0 0 21600 21600" draw:type="rectangle" draw:enhanced-path="M 0 0 L 21600 0 21600 21600 0 21600 0 0 Z N"/>
        </draw:custom-shape>
        <draw:custom-shape draw:style-name="gr6" draw:text-style-name="P1" xml:id="id12" draw:id="id12" draw:layer="layout" svg:width="3.954cm" svg:height="1.553cm" svg:x="26.979cm" svg:y="15.896cm">
          <text:p text:style-name="P2">Config</text:p>
          <draw:enhanced-geometry svg:viewBox="0 0 21600 21600" draw:type="rectangle" draw:enhanced-path="M 0 0 L 21600 0 21600 21600 0 21600 0 0 Z N"/>
        </draw:custom-shape>
        <draw:custom-shape draw:style-name="gr7" draw:text-style-name="P1" xml:id="id5" draw:id="id5" draw:layer="layout" svg:width="4.519cm" svg:height="2.824cm" svg:x="19.955cm" svg:y="8.8cm">
          <text:p text:style-name="P2">Algorithm</text:p>
          <draw:enhanced-geometry svg:viewBox="0 0 21600 21600" draw:type="rectangle" draw:enhanced-path="M 0 0 L 21600 0 21600 21600 0 21600 0 0 Z N"/>
        </draw:custom-shape>
        <draw:custom-shape draw:style-name="gr5" draw:text-style-name="P1" xml:id="id1" draw:id="id1" draw:layer="layout" svg:width="10.025cm" svg:height="2.824cm" svg:x="6.718cm" svg:y="28.074cm">
          <text:p text:style-name="P2">MultiAlgorithmExperimenter</text:p>
          <draw:enhanced-geometry svg:viewBox="0 0 21600 21600" draw:type="rectangle" draw:enhanced-path="M 0 0 L 21600 0 21600 21600 0 21600 0 0 Z N"/>
        </draw:custom-shape>
        <draw:custom-shape draw:style-name="gr6" draw:text-style-name="P1" xml:id="id6" draw:id="id6" draw:layer="layout" svg:width="3.954cm" svg:height="1.553cm" svg:x="26.909cm" svg:y="26.511cm">
          <text:p text:style-name="P2">Confi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2" draw:id="id2" draw:layer="layout" svg:width="4.519cm" svg:height="2.824cm" svg:x="19.955cm" svg:y="25.875cm">
          <text:p text:style-name="P2">Algorith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3" draw:layer="layout" draw:type="line" svg:x1="16.743cm" svg:y1="29.486cm" svg:x2="19.955cm" svg:y2="27.287cm" draw:start-shape="id1" draw:start-glue-point="1" draw:end-shape="id2" svg:d="M16743 29486l3212-2199" svg:viewBox="0 0 3213 2200">
          <text:p/>
        </draw:connector>
        <draw:connector draw:style-name="gr8" draw:text-style-name="P3" draw:layer="layout" draw:type="line" svg:x1="16.743cm" svg:y1="29.486cm" svg:x2="19.955cm" svg:y2="35.099cm" draw:start-shape="id1" draw:start-glue-point="1" draw:end-shape="id3" draw:end-glue-point="3" svg:d="M16743 29486l3212 5613" svg:viewBox="0 0 3213 5614">
          <text:p/>
        </draw:connector>
        <draw:connector draw:style-name="gr8" draw:text-style-name="P3" draw:layer="layout" draw:type="line" svg:x1="16.743cm" svg:y1="10.212cm" svg:x2="19.955cm" svg:y2="10.212cm" draw:start-shape="id4" draw:start-glue-point="1" draw:end-shape="id5" draw:end-glue-point="3" svg:d="M16743 10212h3212" svg:viewBox="0 0 3213 1">
          <text:p/>
        </draw:connector>
        <draw:connector draw:style-name="gr8" draw:text-style-name="P3" draw:layer="layout" draw:type="line" svg:x1="24.474cm" svg:y1="27.287cm" svg:x2="26.909cm" svg:y2="27.287cm" draw:start-shape="id2" draw:start-glue-point="1" draw:end-shape="id6" draw:end-glue-point="3" svg:d="M24474 27287h2435" svg:viewBox="0 0 2436 1">
          <text:p/>
        </draw:connector>
        <draw:connector draw:style-name="gr8" draw:text-style-name="P3" draw:layer="layout" draw:type="line" svg:x1="24.474cm" svg:y1="10.212cm" svg:x2="26.979cm" svg:y2="4.035cm" draw:start-shape="id5" draw:start-glue-point="1" draw:end-shape="id7" draw:end-glue-point="3" svg:d="M24474 10212l2505-6177" svg:viewBox="0 0 2506 6178">
          <text:p/>
        </draw:connector>
        <draw:connector draw:style-name="gr8" draw:text-style-name="P3" draw:layer="layout" draw:type="line" svg:x1="24.474cm" svg:y1="10.212cm" svg:x2="26.979cm" svg:y2="6.563cm" draw:start-shape="id5" draw:start-glue-point="1" draw:end-shape="id8" draw:end-glue-point="3" svg:d="M24474 10212l2505-3649" svg:viewBox="0 0 2506 3650">
          <text:p/>
        </draw:connector>
        <draw:connector draw:style-name="gr8" draw:text-style-name="P3" draw:layer="layout" draw:type="line" svg:x1="24.474cm" svg:y1="10.212cm" svg:x2="26.979cm" svg:y2="9.091cm" draw:start-shape="id5" draw:start-glue-point="1" draw:end-shape="id9" draw:end-glue-point="3" svg:d="M24474 10212l2505-1121" svg:viewBox="0 0 2506 1122">
          <text:p/>
        </draw:connector>
        <draw:connector draw:style-name="gr8" draw:text-style-name="P3" draw:layer="layout" draw:type="line" svg:x1="24.474cm" svg:y1="10.212cm" svg:x2="26.979cm" svg:y2="11.618cm" draw:start-shape="id5" draw:start-glue-point="1" draw:end-shape="id10" draw:end-glue-point="3" svg:d="M24474 10212l2505 1406" svg:viewBox="0 0 2506 1407">
          <text:p/>
        </draw:connector>
        <draw:connector draw:style-name="gr8" draw:text-style-name="P3" draw:layer="layout" draw:type="line" svg:x1="24.474cm" svg:y1="10.212cm" svg:x2="26.979cm" svg:y2="14.146cm" draw:start-shape="id5" draw:start-glue-point="1" draw:end-shape="id11" draw:end-glue-point="3" svg:d="M24474 10212l2505 3934" svg:viewBox="0 0 2506 3935">
          <text:p/>
        </draw:connector>
        <draw:connector draw:style-name="gr8" draw:text-style-name="P3" draw:layer="layout" draw:type="line" svg:x1="24.474cm" svg:y1="10.212cm" svg:x2="26.979cm" svg:y2="16.672cm" draw:start-shape="id5" draw:start-glue-point="1" draw:end-shape="id12" draw:end-glue-point="3" svg:d="M24474 10212l2505 6460" svg:viewBox="0 0 2506 6461">
          <text:p/>
        </draw:connector>
        <draw:custom-shape draw:style-name="gr9" draw:text-style-name="P1" xml:id="id13" draw:id="id13" draw:layer="layout" svg:width="9.955cm" svg:height="6.072cm" svg:x="36.158cm" svg:y="3.541cm">
          <text:p text:style-name="P2">Node</text:p>
          <draw:enhanced-geometry svg:viewBox="0 0 21600 21600" draw:type="rectangle" draw:enhanced-path="M 0 0 L 21600 0 21600 21600 0 21600 0 0 Z N"/>
        </draw:custom-shape>
        <draw:custom-shape draw:style-name="gr9" draw:text-style-name="P1" xml:id="id14" draw:id="id14" draw:layer="layout" svg:width="9.955cm" svg:height="6.072cm" svg:x="36.158cm" svg:y="11.166cm">
          <text:p text:style-name="P2">Node</text:p>
          <draw:enhanced-geometry svg:viewBox="0 0 21600 21600" draw:type="rectangle" draw:enhanced-path="M 0 0 L 21600 0 21600 21600 0 21600 0 0 Z N"/>
        </draw:custom-shape>
        <draw:custom-shape draw:style-name="gr9" draw:text-style-name="P1" xml:id="id20" draw:id="id20" draw:layer="layout" svg:width="9.955cm" svg:height="6.072cm" svg:x="36.158cm" svg:y="22.815cm">
          <text:p text:style-name="P2">Node</text:p>
          <draw:enhanced-geometry svg:viewBox="0 0 21600 21600" draw:type="rectangle" draw:enhanced-path="M 0 0 L 21600 0 21600 21600 0 21600 0 0 Z N"/>
        </draw:custom-shape>
        <draw:custom-shape draw:style-name="gr9" draw:text-style-name="P1" xml:id="id21" draw:id="id21" draw:layer="layout" svg:width="9.955cm" svg:height="6.072cm" svg:x="36.158cm" svg:y="30.369cm">
          <text:p text:style-name="P2">Node</text:p>
          <draw:enhanced-geometry svg:viewBox="0 0 21600 21600" draw:type="rectangle" draw:enhanced-path="M 0 0 L 21600 0 21600 21600 0 21600 0 0 Z N"/>
        </draw:custom-shape>
        <draw:connector draw:style-name="gr8" draw:text-style-name="P3" draw:layer="layout" draw:type="line" svg:x1="30.933cm" svg:y1="4.035cm" svg:x2="36.158cm" svg:y2="6.577cm" draw:start-shape="id7" draw:start-glue-point="1" draw:end-shape="id13" svg:d="M30933 4035l5225 2542" svg:viewBox="0 0 5226 2543">
          <text:p/>
        </draw:connector>
        <draw:connector draw:style-name="gr8" draw:text-style-name="P3" draw:layer="layout" draw:type="line" svg:x1="30.933cm" svg:y1="6.563cm" svg:x2="36.158cm" svg:y2="6.577cm" draw:start-shape="id8" draw:start-glue-point="1" draw:end-shape="id13" svg:d="M30933 6563l5225 14" svg:viewBox="0 0 5226 15">
          <text:p/>
        </draw:connector>
        <draw:connector draw:style-name="gr8" draw:text-style-name="P3" draw:layer="layout" draw:type="line" svg:x1="30.933cm" svg:y1="9.091cm" svg:x2="36.158cm" svg:y2="6.577cm" draw:start-shape="id9" draw:end-shape="id13" draw:end-glue-point="3" svg:d="M30933 9091l5225-2514" svg:viewBox="0 0 5226 2515">
          <text:p/>
        </draw:connector>
        <draw:connector draw:style-name="gr8" draw:text-style-name="P3" draw:layer="layout" draw:type="line" svg:x1="30.933cm" svg:y1="11.618cm" svg:x2="36.158cm" svg:y2="14.202cm" draw:start-shape="id10" draw:end-shape="id14" svg:d="M30933 11618l5225 2584" svg:viewBox="0 0 5226 2585">
          <text:p/>
        </draw:connector>
        <draw:connector draw:style-name="gr8" draw:text-style-name="P3" draw:layer="layout" draw:type="line" svg:x1="30.933cm" svg:y1="14.146cm" svg:x2="36.158cm" svg:y2="14.202cm" draw:start-shape="id11" draw:end-shape="id14" svg:d="M30933 14146l5225 56" svg:viewBox="0 0 5226 57">
          <text:p/>
        </draw:connector>
        <draw:connector draw:style-name="gr8" draw:text-style-name="P3" draw:layer="layout" draw:type="line" svg:x1="30.933cm" svg:y1="16.672cm" svg:x2="36.158cm" svg:y2="14.202cm" draw:start-shape="id12" draw:start-glue-point="1" draw:end-shape="id14" svg:d="M30933 16672l5225-2470" svg:viewBox="0 0 5226 2471">
          <text:p/>
        </draw:connector>
        <draw:custom-shape draw:style-name="gr6" draw:text-style-name="P1" xml:id="id16" draw:id="id16" draw:layer="layout" svg:width="3.954cm" svg:height="1.553cm" svg:x="26.909cm" svg:y="30.418cm">
          <text:p text:style-name="P2">Confi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15" draw:id="id15" draw:layer="layout" svg:width="4.519cm" svg:height="2.824cm" svg:x="19.955cm" svg:y="29.782cm">
          <text:p text:style-name="P2">Algorith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3" draw:layer="layout" draw:type="line" svg:x1="24.474cm" svg:y1="31.194cm" svg:x2="26.909cm" svg:y2="31.194cm" draw:start-shape="id15" draw:start-glue-point="1" draw:end-shape="id16" draw:end-glue-point="3" svg:d="M24474 31194h2435" svg:viewBox="0 0 2436 1">
          <text:p/>
        </draw:connector>
        <draw:custom-shape draw:style-name="gr6" draw:text-style-name="P1" xml:id="id17" draw:id="id17" draw:layer="layout" svg:width="3.954cm" svg:height="1.553cm" svg:x="26.909cm" svg:y="34.323cm">
          <text:p text:style-name="P2">Config</text:p>
          <draw:enhanced-geometry svg:viewBox="0 0 21600 21600" draw:type="rectangle" draw:enhanced-path="M 0 0 L 21600 0 21600 21600 0 21600 0 0 Z N"/>
        </draw:custom-shape>
        <draw:custom-shape draw:style-name="gr7" draw:text-style-name="P1" xml:id="id3" draw:id="id3" draw:layer="layout" svg:width="4.519cm" svg:height="2.824cm" svg:x="19.955cm" svg:y="33.687cm">
          <text:p text:style-name="P2">Algorith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3" draw:layer="layout" draw:type="line" svg:x1="24.474cm" svg:y1="35.099cm" svg:x2="26.909cm" svg:y2="35.099cm" draw:start-shape="id3" draw:start-glue-point="1" draw:end-shape="id17" draw:end-glue-point="3" svg:d="M24474 35099h2435" svg:viewBox="0 0 2436 1">
          <text:p/>
        </draw:connector>
        <draw:connector draw:style-name="gr8" draw:text-style-name="P3" draw:layer="layout" draw:type="line" svg:x1="16.743cm" svg:y1="29.486cm" svg:x2="19.955cm" svg:y2="31.194cm" draw:start-shape="id1" draw:end-shape="id15" svg:d="M16743 29486l3212 1708" svg:viewBox="0 0 3213 1709">
          <text:p/>
        </draw:connector>
        <draw:custom-shape draw:style-name="gr6" draw:text-style-name="P1" xml:id="id19" draw:id="id19" draw:layer="layout" svg:width="3.954cm" svg:height="1.553cm" svg:x="26.909cm" svg:y="22.604cm">
          <text:p text:style-name="P2">Confi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xml:id="id18" draw:id="id18" draw:layer="layout" svg:width="4.519cm" svg:height="2.824cm" svg:x="19.955cm" svg:y="21.968cm">
          <text:p text:style-name="P2">Algorithm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" draw:text-style-name="P3" draw:layer="layout" draw:type="line" svg:x1="24.474cm" svg:y1="23.38cm" svg:x2="26.909cm" svg:y2="23.38cm" draw:start-shape="id18" draw:start-glue-point="1" draw:end-shape="id19" draw:end-glue-point="3" svg:d="M24474 23380h2435" svg:viewBox="0 0 2436 1">
          <text:p/>
        </draw:connector>
        <draw:connector draw:style-name="gr8" draw:text-style-name="P3" draw:layer="layout" draw:type="line" svg:x1="16.743cm" svg:y1="29.486cm" svg:x2="19.955cm" svg:y2="23.38cm" draw:start-shape="id1" draw:end-shape="id18" svg:d="M16743 29486l3212-6106" svg:viewBox="0 0 3213 6107">
          <text:p/>
        </draw:connector>
        <draw:connector draw:style-name="gr8" draw:text-style-name="P3" draw:layer="layout" draw:type="line" svg:x1="30.863cm" svg:y1="23.38cm" svg:x2="36.158cm" svg:y2="25.851cm" draw:start-shape="id19" draw:end-shape="id20" svg:d="M30863 23380l5295 2471" svg:viewBox="0 0 5296 2472">
          <text:p/>
        </draw:connector>
        <draw:connector draw:style-name="gr8" draw:text-style-name="P3" draw:layer="layout" draw:type="line" svg:x1="30.863cm" svg:y1="27.287cm" svg:x2="36.158cm" svg:y2="25.851cm" draw:start-shape="id6" draw:end-shape="id20" svg:d="M30863 27287l5295-1436" svg:viewBox="0 0 5296 1437">
          <text:p/>
        </draw:connector>
        <draw:connector draw:style-name="gr8" draw:text-style-name="P3" draw:layer="layout" draw:type="line" svg:x1="30.863cm" svg:y1="31.194cm" svg:x2="36.158cm" svg:y2="33.405cm" draw:start-shape="id16" draw:end-shape="id21" svg:d="M30863 31194l5295 2211" svg:viewBox="0 0 5296 2212">
          <text:p/>
        </draw:connector>
        <draw:connector draw:style-name="gr8" draw:text-style-name="P3" draw:layer="layout" draw:type="line" svg:x1="30.863cm" svg:y1="35.099cm" svg:x2="36.158cm" svg:y2="33.405cm" draw:start-shape="id17" draw:end-shape="id21" svg:d="M30863 35099l5295-1694" svg:viewBox="0 0 5296 169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08cm" fo:page-height="42.0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2-Draw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7T21:21:45.875646678</meta:creation-date>
    <dc:title>A2-Draw</dc:title>
    <meta:editing-duration>PT20M28S</meta:editing-duration>
    <meta:editing-cycles>3</meta:editing-cycles>
    <meta:generator>LibreOffice/5.2.0.3$Linux_X86_64 LibreOffice_project/7dbd85f5a18cfeaf6801c594fc43a5edadc2df0c</meta:generator>
    <dc:date>2016-08-17T22:12:53.323480709</dc:date>
    <meta:document-statistic meta:object-count="51"/>
    <meta:template xlink:type="simple" xlink:actuate="onRequest" xlink:title="A2-Draw" xlink:href="../../../../../.config/libreoffice/4/user/template/A2-Draw.otg" meta:date="2016-08-17T21:21:45.821969611"/>
  </office:meta>
</office:document-meta>
</file>